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E00000058A1BEEE18.png" manifest:media-type="image/png"/>
  <manifest:file-entry manifest:full-path="Pictures/1000000100000041000000C66192C067.png" manifest:media-type="image/png"/>
  <manifest:file-entry manifest:full-path="Pictures/1000000100000041000000C67E538B39.png" manifest:media-type="image/png"/>
  <manifest:file-entry manifest:full-path="Pictures/1000000100000038000000C64337149A.png" manifest:media-type="image/png"/>
  <manifest:file-entry manifest:full-path="Pictures/1000000100000041000000C63AA08879.png" manifest:media-type="image/png"/>
  <manifest:file-entry manifest:full-path="Pictures/1000000100000038000000C65E001004.png" manifest:media-type="image/png"/>
  <manifest:file-entry manifest:full-path="Pictures/100000010000002500000041404A988C.png" manifest:media-type="image/png"/>
  <manifest:file-entry manifest:full-path="Pictures/10000001000000A100000039C8C38679.png" manifest:media-type="image/png"/>
  <manifest:file-entry manifest:full-path="Pictures/1000000100000025000000413318EE24.png" manifest:media-type="image/png"/>
  <manifest:file-entry manifest:full-path="Pictures/100000010000003600000063A1C0D014.png" manifest:media-type="image/png"/>
  <manifest:file-entry manifest:full-path="Pictures/100000010000006D0000006137E6A155.png" manifest:media-type="image/png"/>
  <manifest:file-entry manifest:full-path="Pictures/1000000100000038000000C65993D0DD.png" manifest:media-type="image/png"/>
  <manifest:file-entry manifest:full-path="Pictures/100000010000004C0000003C1BACC947.png" manifest:media-type="image/png"/>
  <manifest:file-entry manifest:full-path="Pictures/100000010000015F0000003204A8EF2E.png" manifest:media-type="image/png"/>
  <manifest:file-entry manifest:full-path="Pictures/10000001000000A10000003978EBEF10.png" manifest:media-type="image/png"/>
  <manifest:file-entry manifest:full-path="Pictures/100000010000019C0000003A4DF126C1.png" manifest:media-type="image/png"/>
  <manifest:file-entry manifest:full-path="Pictures/100000010000002B00000032FD7931A5.png" manifest:media-type="image/png"/>
  <manifest:file-entry manifest:full-path="Pictures/100000010000002B00000032FFEAB455.png" manifest:media-type="image/png"/>
  <manifest:file-entry manifest:full-path="Pictures/10000001000003600000022A4A6DEED0.png" manifest:media-type="image/png"/>
  <manifest:file-entry manifest:full-path="Pictures/1000000100000252000002D177B05CF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svg:stroke-width="0.081cm" svg:stroke-color="#000000" draw:marker-start-width="0.325cm" draw:marker-end-width="0.325cm" draw:fill="none" draw:textarea-vertical-align="middle" fo:padding-top="0.166cm" fo:padding-bottom="0.166cm" fo:padding-left="0.291cm" fo:padding-right="0.291cm" loext:decorative="false"/>
    </style:style>
    <style:style style:name="gr6" style:family="graphic">
      <style:graphic-properties loext:decorative="false"/>
    </style:style>
    <style:style style:name="gr7" style:family="graphic" style:parent-style-name="objectwithoutfill">
      <style:graphic-properties svg:stroke-width="0.081cm" svg:stroke-color="#5983b0" draw:marker-start-width="0.325cm" draw:marker-end-width="0.325cm" draw:fill="none" draw:textarea-vertical-align="middle" fo:padding-top="0.166cm" fo:padding-bottom="0.166cm" fo:padding-left="0.291cm" fo:padding-right="0.291cm" loext:decorative="false"/>
    </style:style>
    <style:style style:name="gr8" style:family="graphic" style:parent-style-name="objectwithoutfill">
      <style:graphic-properties svg:stroke-width="0.081cm" svg:stroke-color="#729fcf" draw:marker-start-width="0.325cm" draw:marker-end-width="0.325cm" draw:fill="none" draw:textarea-vertical-align="middle" fo:padding-top="0.166cm" fo:padding-bottom="0.166cm" fo:padding-left="0.291cm" fo:padding-right="0.291cm" loext:decorative="false"/>
    </style:style>
    <style:style style:name="gr9" style:family="graphic" style:parent-style-name="objectwithoutfill">
      <style:graphic-properties svg:stroke-width="0.081cm" svg:stroke-color="#00a933" draw:marker-start-width="0.325cm" draw:marker-end-width="0.325cm" draw:fill="none" draw:textarea-vertical-align="middle" fo:padding-top="0.166cm" fo:padding-bottom="0.166cm" fo:padding-left="0.291cm" fo:padding-right="0.291cm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fill="solid" draw:fill-color="#e8a202" draw:textarea-horizontal-align="justify" draw:textarea-vertical-align="middle" draw:auto-grow-height="false" fo:min-height="5.551cm" fo:min-width="0.094cm" loext:decorative="false"/>
    </style:style>
    <style:style style:name="gr12" style:family="graphic" style:parent-style-name="standard">
      <style:graphic-properties draw:fill="solid" draw:fill-color="#00a933" draw:textarea-horizontal-align="justify" draw:textarea-vertical-align="middle" draw:auto-grow-height="false" fo:min-height="3.396cm" fo:min-width="0.203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702cm" fo:min-width="0.198cm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631cm" fo:min-width="0.184cm" loext:decorative="false"/>
    </style:style>
    <style:style style:name="gr15" style:family="graphic" style:parent-style-name="standard">
      <style:graphic-properties draw:fill="solid" draw:fill-color="#00a933" draw:textarea-horizontal-align="justify" draw:textarea-vertical-align="middle" draw:auto-grow-height="false" fo:min-height="3.215cm" fo:min-width="0.24cm" loext:decorative="false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 fo:min-height="9.992cm" fo:min-width="0.162cm" loext:decorative="false"/>
    </style:style>
    <style:style style:name="gr17" style:family="graphic" style:parent-style-name="standard">
      <style:graphic-properties draw:fill="solid" draw:fill-color="#780373" draw:textarea-horizontal-align="justify" draw:textarea-vertical-align="middle" draw:auto-grow-height="false" fo:min-height="8.92cm" fo:min-width="0.138cm" loext:decorative="false"/>
    </style:style>
    <style:style style:name="gr18" style:family="graphic" style:parent-style-name="standard">
      <style:graphic-properties draw:fill="solid" draw:fill-color="#e8a202" draw:textarea-horizontal-align="justify" draw:textarea-vertical-align="middle" draw:auto-grow-height="false" fo:min-height="5.514cm" fo:min-width="0.057cm" loext:decorative="false"/>
    </style:style>
    <style:style style:name="gr19" style:family="graphic" style:parent-style-name="standard">
      <style:graphic-properties draw:fill="solid" draw:fill-color="#f10d0c" draw:textarea-horizontal-align="justify" draw:textarea-vertical-align="middle" draw:auto-grow-height="false" fo:min-height="7.337cm" fo:min-width="0.074cm" loext:decorative="false"/>
    </style:style>
    <style:style style:name="gr20" style:family="graphic" style:parent-style-name="standard">
      <style:graphic-properties draw:fill="solid" draw:fill-color="#f10d0c" draw:textarea-horizontal-align="justify" draw:textarea-vertical-align="middle" draw:auto-grow-height="false" fo:min-height="7.341cm" fo:min-width="0.117cm" loext:decorative="false"/>
    </style:style>
    <style:style style:name="gr21" style:family="graphic" style:parent-style-name="standard">
      <style:graphic-properties draw:fill="solid" draw:fill-color="#780373" draw:textarea-horizontal-align="justify" draw:textarea-vertical-align="middle" draw:auto-grow-height="false" fo:min-height="8.789cm" fo:min-width="0.12cm" loext:decorative="fals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 fo:min-height="9.958cm" fo:min-width="0.185cm" loext:decorative="false"/>
    </style:style>
    <style:style style:name="gr23" style:family="graphic" style:parent-style-name="standard">
      <style:graphic-properties draw:fill="solid" draw:fill-color="#999999" draw:textarea-horizontal-align="justify" draw:textarea-vertical-align="middle" draw:auto-grow-height="false" fo:min-height="10.629cm" fo:min-width="0.361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0.748cm" fo:min-width="0.198cm" loext:decorative="false"/>
    </style:style>
    <style:style style:name="gr25" style:family="graphic" style:parent-style-name="standard">
      <style:graphic-properties draw:textarea-horizontal-align="justify" draw:textarea-vertical-align="middle" draw:auto-grow-height="false" fo:min-height="0.698cm" fo:min-width="0.184cm" loext:decorative="false"/>
    </style:style>
    <style:style style:name="gr26" style:family="graphic" style:parent-style-name="standard">
      <style:graphic-properties draw:fill="solid" draw:fill-color="#780373" draw:textarea-horizontal-align="justify" draw:textarea-vertical-align="middle" draw:auto-grow-height="false" fo:min-height="8.879cm" fo:min-width="0.116cm" loext:decorative="false"/>
    </style:style>
    <style:style style:name="gr27" style:family="graphic" style:parent-style-name="standard">
      <style:graphic-properties draw:fill="solid" draw:fill-color="#780373" draw:textarea-horizontal-align="justify" draw:textarea-vertical-align="middle" draw:auto-grow-height="false" fo:min-height="8.789cm" fo:min-width="0.165cm" loext:decorative="false"/>
    </style:style>
    <style:style style:name="gr28" style:family="graphic" style:parent-style-name="standard">
      <style:graphic-properties draw:fill="solid" draw:fill-color="#999999" draw:textarea-horizontal-align="justify" draw:textarea-vertical-align="middle" draw:auto-grow-height="false" fo:min-height="10.681cm" fo:min-width="0.361cm" loext:decorative="false"/>
    </style:style>
    <style:style style:name="gr29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8a202"/>
      <style:paragraph-properties fo:text-align="center"/>
    </style:style>
    <style:style style:name="P4" style:family="paragraph">
      <loext:graphic-properties draw:fill="solid" draw:fill-color="#00a933"/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 draw:fill-color="#780373"/>
      <style:paragraph-properties fo:text-align="center"/>
    </style:style>
    <style:style style:name="P7" style:family="paragraph">
      <loext:graphic-properties draw:fill="solid" draw:fill-color="#f10d0c"/>
      <style:paragraph-properties fo:text-align="center"/>
    </style:style>
    <style:style style:name="P8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92cm" svg:y1="11.477cm" svg:x2="18.462cm" svg:y2="11.477cm">
          <text:p/>
        </draw:line>
        <draw:line draw:style-name="gr2" draw:text-style-name="P1" draw:layer="layout" svg:x1="2.905cm" svg:y1="10.207cm" svg:x2="2.905cm" svg:y2="11.477cm">
          <text:p/>
        </draw:line>
        <draw:line draw:style-name="gr2" draw:text-style-name="P1" draw:layer="layout" svg:x1="10.737cm" svg:y1="10.207cm" svg:x2="10.737cm" svg:y2="11.477cm">
          <text:p/>
        </draw:line>
        <draw:line draw:style-name="gr2" draw:text-style-name="P1" draw:layer="layout" svg:x1="18.462cm" svg:y1="10.207cm" svg:x2="18.462cm" svg:y2="11.477cm">
          <text:p/>
        </draw:line>
        <draw:line draw:style-name="gr2" draw:text-style-name="P1" draw:layer="layout" svg:x1="9.431cm" svg:y1="10.207cm" svg:x2="9.431cm" svg:y2="11.477cm">
          <text:p/>
        </draw:line>
        <draw:line draw:style-name="gr2" draw:text-style-name="P1" draw:layer="layout" svg:x1="8.126cm" svg:y1="10.207cm" svg:x2="8.126cm" svg:y2="11.477cm">
          <text:p/>
        </draw:line>
        <draw:line draw:style-name="gr2" draw:text-style-name="P1" draw:layer="layout" svg:x1="6.821cm" svg:y1="10.207cm" svg:x2="6.821cm" svg:y2="11.477cm">
          <text:p/>
        </draw:line>
        <draw:line draw:style-name="gr2" draw:text-style-name="P1" draw:layer="layout" svg:x1="5.516cm" svg:y1="10.207cm" svg:x2="5.516cm" svg:y2="11.477cm">
          <text:p/>
        </draw:line>
        <draw:line draw:style-name="gr2" draw:text-style-name="P1" draw:layer="layout" svg:x1="4.21cm" svg:y1="10.207cm" svg:x2="4.21cm" svg:y2="11.477cm">
          <text:p/>
        </draw:line>
        <draw:line draw:style-name="gr2" draw:text-style-name="P1" draw:layer="layout" svg:x1="12.042cm" svg:y1="10.187cm" svg:x2="12.042cm" svg:y2="11.457cm">
          <text:p/>
        </draw:line>
        <draw:line draw:style-name="gr2" draw:text-style-name="P1" draw:layer="layout" svg:x1="13.347cm" svg:y1="10.207cm" svg:x2="13.347cm" svg:y2="11.477cm">
          <text:p/>
        </draw:line>
        <draw:line draw:style-name="gr2" draw:text-style-name="P1" draw:layer="layout" svg:x1="14.652cm" svg:y1="10.207cm" svg:x2="14.652cm" svg:y2="11.477cm">
          <text:p/>
        </draw:line>
        <draw:line draw:style-name="gr2" draw:text-style-name="P1" draw:layer="layout" svg:x1="15.958cm" svg:y1="10.207cm" svg:x2="15.958cm" svg:y2="11.477cm">
          <text:p/>
        </draw:line>
        <draw:line draw:style-name="gr2" draw:text-style-name="P1" draw:layer="layout" svg:x1="17.263cm" svg:y1="10.207cm" svg:x2="17.263cm" svg:y2="11.477cm">
          <text:p/>
        </draw:line>
        <draw:frame draw:style-name="gr3" draw:text-style-name="P1" draw:layer="layout" svg:width="0.782cm" svg:height="1.375cm" svg:x="10.378cm" svg:y="11.901cm">
          <draw:image xlink:href="Pictures/100000010000002500000041404A988C.png" xlink:type="simple" xlink:show="embed" xlink:actuate="onLoad" draw:mime-type="image/png">
            <text:p/>
          </draw:image>
        </draw:frame>
        <draw:frame draw:style-name="gr3" draw:text-style-name="P1" draw:layer="layout" svg:width="0.782cm" svg:height="1.375cm" svg:x="17.998cm" svg:y="11.901cm">
          <draw:image xlink:href="Pictures/1000000100000025000000413318EE24.png" xlink:type="simple" xlink:show="embed" xlink:actuate="onLoad" draw:mime-type="image/png">
            <text:p/>
          </draw:image>
        </draw:frame>
        <draw:frame draw:style-name="gr3" draw:text-style-name="P1" draw:layer="layout" svg:width="0.825cm" svg:height="1.513cm" svg:x="2.397cm" svg:y="11.832cm">
          <draw:image xlink:href="Pictures/100000010000003600000063A1C0D014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8.336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7.047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5.758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4.469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3.18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9.625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0.913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2.202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6.069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7.358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3.491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4.78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7.429cm" svg:height="1.057cm" svg:x="6.397cm" svg:y="8.302cm">
          <draw:image xlink:href="Pictures/100000010000015F0000003204A8EF2E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line draw:style-name="gr1" draw:text-style-name="P1" draw:layer="layout" svg:x1="2.892cm" svg:y1="11.477cm" svg:x2="18.462cm" svg:y2="11.477cm">
          <text:p/>
        </draw:line>
        <draw:line draw:style-name="gr2" draw:text-style-name="P1" draw:layer="layout" svg:x1="2.905cm" svg:y1="10.207cm" svg:x2="2.905cm" svg:y2="11.477cm">
          <text:p/>
        </draw:line>
        <draw:line draw:style-name="gr2" draw:text-style-name="P1" draw:layer="layout" svg:x1="18.462cm" svg:y1="10.207cm" svg:x2="18.462cm" svg:y2="11.477cm">
          <text:p/>
        </draw:line>
        <draw:line draw:style-name="gr2" draw:text-style-name="P1" draw:layer="layout" svg:x1="9.572cm" svg:y1="10.207cm" svg:x2="9.572cm" svg:y2="11.477cm">
          <text:p/>
        </draw:line>
        <draw:line draw:style-name="gr2" draw:text-style-name="P1" draw:layer="layout" svg:x1="6.397cm" svg:y1="10.207cm" svg:x2="6.397cm" svg:y2="11.477cm">
          <text:p/>
        </draw:line>
        <draw:line draw:style-name="gr2" draw:text-style-name="P1" draw:layer="layout" svg:x1="4.21cm" svg:y1="10.207cm" svg:x2="4.21cm" svg:y2="11.477cm">
          <text:p/>
        </draw:line>
        <draw:line draw:style-name="gr2" draw:text-style-name="P1" draw:layer="layout" svg:x1="13.382cm" svg:y1="10.207cm" svg:x2="13.382cm" svg:y2="11.477cm">
          <text:p/>
        </draw:line>
        <draw:frame draw:style-name="gr3" draw:text-style-name="P1" draw:layer="layout" svg:width="0.782cm" svg:height="1.375cm" svg:x="10.378cm" svg:y="11.901cm">
          <draw:image xlink:href="Pictures/100000010000002500000041404A988C.png" xlink:type="simple" xlink:show="embed" xlink:actuate="onLoad" draw:mime-type="image/png">
            <text:p/>
          </draw:image>
        </draw:frame>
        <draw:frame draw:style-name="gr3" draw:text-style-name="P1" draw:layer="layout" svg:width="0.782cm" svg:height="1.375cm" svg:x="17.998cm" svg:y="11.901cm">
          <draw:image xlink:href="Pictures/1000000100000025000000413318EE24.png" xlink:type="simple" xlink:show="embed" xlink:actuate="onLoad" draw:mime-type="image/png">
            <text:p/>
          </draw:image>
        </draw:frame>
        <draw:frame draw:style-name="gr3" draw:text-style-name="P1" draw:layer="layout" svg:width="0.825cm" svg:height="1.513cm" svg:x="2.397cm" svg:y="11.832cm">
          <draw:image xlink:href="Pictures/100000010000003600000063A1C0D014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2.967cm" svg:y="10.246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15.357cm" svg:y="10.246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10.912cm" svg:y="10.246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7.42cm" svg:y="10.246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4.739cm" svg:y="10.228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8.72cm" svg:height="1.227cm" svg:x="5.762cm" svg:y="8.302cm">
          <draw:image xlink:href="Pictures/100000010000019C0000003A4DF126C1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4" draw:text-style-name="P2" draw:layer="layout" svg:width="0.909cm" svg:height="1.057cm" svg:x="3.752cm" svg:y="20.368cm">
          <draw:image xlink:href="Pictures/100000010000002B00000032FD7931A5.png" xlink:type="simple" xlink:show="embed" xlink:actuate="onLoad" draw:mime-type="image/png">
            <text:p/>
          </draw:image>
        </draw:frame>
        <draw:frame draw:style-name="gr4" draw:text-style-name="P2" draw:layer="layout" svg:width="0.909cm" svg:height="1.057cm" svg:x="16.24cm" svg:y="20.368cm">
          <draw:image xlink:href="Pictures/100000010000002B00000032FFEAB455.png" xlink:type="simple" xlink:show="embed" xlink:actuate="onLoad" draw:mime-type="image/png">
            <text:p/>
          </draw:image>
        </draw:frame>
        <draw:line draw:style-name="gr5" draw:text-style-name="P1" draw:layer="layout" svg:x1="2.27cm" svg:y1="7.032cm" svg:x2="2.27cm" svg:y2="22.272cm">
          <text:p/>
        </draw:line>
        <draw:frame draw:style-name="gr4" draw:text-style-name="P2" draw:layer="layout" svg:width="12.572cm" svg:height="15.26cm" svg:x="4.027cm" svg:y="3.561cm">
          <draw:image xlink:href="Pictures/1000000100000252000002D177B05CF3.png" xlink:type="simple" xlink:show="embed" xlink:actuate="onLoad" draw:mime-type="image/png">
            <text:p/>
          </draw:image>
        </draw:frame>
        <draw:line draw:style-name="gr5" draw:text-style-name="P1" draw:layer="layout" svg:x1="16.557cm" svg:y1="20.05cm" svg:x2="0.682cm" svg:y2="20.05cm">
          <text:p/>
        </draw:line>
        <draw:line draw:style-name="gr5" draw:text-style-name="P1" draw:layer="layout" svg:x1="4.175cm" svg:y1="20.05cm" svg:x2="4.166cm" svg:y2="18.407cm">
          <text:p/>
        </draw:line>
        <draw:line draw:style-name="gr5" draw:text-style-name="P1" draw:layer="layout" svg:x1="16.557cm" svg:y1="20.05cm" svg:x2="16.561cm" svg:y2="4.251cm">
          <text:p/>
        </draw:line>
        <draw:line draw:style-name="gr5" draw:text-style-name="P1" draw:layer="layout" svg:x1="2.905cm" svg:y1="13.065cm" svg:x2="1.635cm" svg:y2="13.065cm">
          <text:p/>
        </draw:line>
        <draw:line draw:style-name="gr5" draw:text-style-name="P1" draw:layer="layout" svg:x1="2.905cm" svg:y1="7.667cm" svg:x2="1.635cm" svg:y2="7.667cm">
          <text:p/>
        </draw:line>
        <draw:g draw:style-name="gr6">
          <draw:line draw:style-name="gr7" draw:text-style-name="P1" draw:layer="layout" svg:x1="6.08cm" svg:y1="25.13cm" svg:x2="4.81cm" svg:y2="25.13cm">
            <text:p/>
          </draw:line>
          <draw:line draw:style-name="gr8" draw:text-style-name="P1" draw:layer="layout" svg:x1="4.81cm" svg:y1="32.115cm" svg:x2="4.81cm" svg:y2="25.13cm">
            <text:p/>
          </draw:line>
          <draw:line draw:style-name="gr7" draw:text-style-name="P1" draw:layer="layout" svg:x1="6.08cm" svg:y1="32.115cm" svg:x2="6.08cm" svg:y2="25.13cm">
            <text:p/>
          </draw:line>
        </draw:g>
        <draw:line draw:style-name="gr9" draw:text-style-name="P1" draw:layer="layout" svg:x1="10.842cm" svg:y1="22.59cm" svg:x2="10.207cm" svg:y2="22.59cm">
          <text:p/>
        </draw:line>
        <draw:line draw:style-name="gr10" draw:text-style-name="P1" draw:layer="layout" svg:x1="8.62cm" svg:y1="6.08cm" svg:x2="8.62cm" svg:y2="24.813cm">
          <text:p/>
        </draw:line>
        <draw:line draw:style-name="gr9" draw:text-style-name="P1" draw:layer="layout" svg:x1="8.62cm" svg:y1="7.524cm" svg:x2="7.985cm" svg:y2="7.524cm">
          <text:p/>
        </draw:line>
        <draw:line draw:style-name="gr9" draw:text-style-name="P1" draw:layer="layout" svg:x1="9.255cm" svg:y1="8.62cm" svg:x2="8.62cm" svg:y2="8.62cm">
          <text:p/>
        </draw:line>
        <draw:line draw:style-name="gr9" draw:text-style-name="P1" draw:layer="layout" svg:x1="7.35cm" svg:y1="10.525cm" svg:x2="6.715cm" svg:y2="10.525cm">
          <text:p/>
        </draw:line>
        <draw:line draw:style-name="gr9" draw:text-style-name="P1" draw:layer="layout" svg:x1="6.715cm" svg:y1="12.747cm" svg:x2="6.08cm" svg:y2="12.747cm">
          <text:p/>
        </draw:line>
        <draw:line draw:style-name="gr9" draw:text-style-name="P1" draw:layer="layout" svg:x1="6.08cm" svg:y1="15.287cm" svg:x2="5.445cm" svg:y2="15.287cm">
          <text:p/>
        </draw:line>
        <draw:line draw:style-name="gr9" draw:text-style-name="P1" draw:layer="layout" svg:x1="5.445cm" svg:y1="17.192cm" svg:x2="4.81cm" svg:y2="17.192cm">
          <text:p/>
        </draw:line>
        <draw:line draw:style-name="gr9" draw:text-style-name="P1" draw:layer="layout" svg:x1="4.81cm" svg:y1="18.462cm" svg:x2="4.175cm" svg:y2="18.462cm">
          <text:p/>
        </draw:line>
        <draw:line draw:style-name="gr9" draw:text-style-name="P1" draw:layer="layout" svg:x1="7.985cm" svg:y1="8.62cm" svg:x2="7.35cm" svg:y2="8.62cm">
          <text:p/>
        </draw:line>
      </draw:page>
      <draw:page draw:name="page4" draw:style-name="dp1" draw:master-page-name="Default">
        <draw:frame draw:style-name="gr4" draw:text-style-name="P2" draw:layer="layout" svg:width="18.287cm" svg:height="11.725cm" svg:x="2.039cm" svg:y="7.966cm">
          <draw:image xlink:href="Pictures/10000001000003600000022A4A6DEED0.png" xlink:type="simple" xlink:show="embed" xlink:actuate="onLoad" draw:mime-type="image/png">
            <text:p/>
          </draw:image>
        </draw:frame>
        <draw:line draw:style-name="gr5" draw:text-style-name="P1" draw:layer="layout" svg:x1="2.12cm" svg:y1="6.729cm" svg:x2="2.052cm" svg:y2="19.756cm">
          <text:p/>
        </draw:line>
        <draw:line draw:style-name="gr5" draw:text-style-name="P1" draw:layer="layout" svg:x1="19.883cm" svg:y1="19.816cm" svg:x2="0.453cm" svg:y2="19.774cm">
          <text:p/>
        </draw:line>
        <draw:line draw:style-name="gr10" draw:text-style-name="P1" draw:layer="layout" svg:x1="0cm" svg:y1="6.764cm" svg:x2="0cm" svg:y2="25.497cm">
          <text:p/>
        </draw:line>
        <draw:line draw:style-name="gr9" draw:text-style-name="P1" draw:layer="layout" svg:x1="4.281cm" svg:y1="14.016cm" svg:x2="3.646cm" svg:y2="14.016cm">
          <text:p/>
        </draw:line>
        <draw:line draw:style-name="gr9" draw:text-style-name="P1" draw:layer="layout" svg:x1="3.686cm" svg:y1="16.291cm" svg:x2="3.051cm" svg:y2="16.291cm">
          <text:p/>
        </draw:line>
        <draw:line draw:style-name="gr9" draw:text-style-name="P1" draw:layer="layout" svg:x1="3.011cm" svg:y1="18.921cm" svg:x2="2.376cm" svg:y2="18.921cm">
          <text:p/>
        </draw:line>
        <draw:line draw:style-name="gr9" draw:text-style-name="P1" draw:layer="layout" svg:x1="5.547cm" svg:y1="10.732cm" svg:x2="4.912cm" svg:y2="10.732cm">
          <text:p/>
        </draw:line>
        <draw:line draw:style-name="gr9" draw:text-style-name="P1" draw:layer="layout" svg:x1="10.158cm" svg:y1="16.095cm" svg:x2="9.523cm" svg:y2="16.095cm">
          <text:p/>
        </draw:line>
        <draw:custom-shape draw:style-name="gr11" draw:text-style-name="P3" draw:layer="measurelines" svg:width="0.594cm" svg:height="5.801cm" svg:x="8.927cm" svg:y="13.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measurelines" svg:width="0.703cm" svg:height="3.646cm" svg:x="9.504cm" svg:y="16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measurelines" svg:width="0.698cm" svg:height="0.952cm" svg:x="10.212cm" svg:y="18.79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measurelines" svg:width="0.684cm" svg:height="0.881cm" svg:x="2.329cm" svg:y="18.8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measurelines" svg:width="0.74cm" svg:height="3.465cm" svg:x="3.008cm" svg:y="16.25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measurelines" svg:width="0.662cm" svg:height="10.242cm" svg:x="7.052cm" svg:y="9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measurelines" svg:width="0.638cm" svg:height="9.17cm" svg:x="7.698cm" svg:y="10.55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measurelines" svg:width="0.557cm" svg:height="5.764cm" svg:x="3.752cm" svg:y="13.9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measurelines" svg:width="0.574cm" svg:height="7.587cm" svg:x="4.306cm" svg:y="12.1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measurelines" svg:width="0.617cm" svg:height="7.591cm" svg:x="8.335cm" svg:y="1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measurelines" svg:width="0.62cm" svg:height="9.039cm" svg:x="4.882cm" svg:y="10.6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measurelines" svg:width="0.685cm" svg:height="10.208cm" svg:x="5.513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measurelines" svg:width="0.861cm" svg:height="10.879cm" svg:x="6.191cm" svg:y="8.8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measurelines" svg:width="0.703cm" svg:height="3.646cm" svg:x="18.611cm" svg:y="16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measurelines" svg:width="0.698cm" svg:height="0.998cm" svg:x="19.315cm" svg:y="18.75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measurelines" svg:width="0.684cm" svg:height="0.948cm" svg:x="11.437cm" svg:y="18.7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measurelines" svg:width="0.74cm" svg:height="3.465cm" svg:x="12.117cm" svg:y="16.2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measurelines" svg:width="0.594cm" svg:height="5.801cm" svg:x="18.068cm" svg:y="13.9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measurelines" svg:width="0.557cm" svg:height="5.764cm" svg:x="12.861cm" svg:y="13.9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measurelines" svg:width="0.574cm" svg:height="7.587cm" svg:x="13.425cm" svg:y="12.1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measurelines" svg:width="0.617cm" svg:height="7.591cm" svg:x="17.472cm" svg:y="12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measurelines" svg:width="0.662cm" svg:height="10.242cm" svg:x="16.196cm" svg:y="9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measurelines" svg:width="0.616cm" svg:height="9.129cm" svg:x="16.864cm" svg:y="10.62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measurelines" svg:width="0.665cm" svg:height="9.039cm" svg:x="14.002cm" svg:y="10.7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measurelines" svg:width="0.685cm" svg:height="10.208cm" svg:x="14.657cm" svg:y="9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measurelines" svg:width="0.861cm" svg:height="10.931cm" svg:x="15.338cm" svg:y="8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measurelines" svg:width="3.098cm" svg:height="1.111cm" svg:x="0.802cm" svg:y="20.12cm">
          <draw:image xlink:href="Pictures/10000001000000A100000039C8C38679.png" xlink:type="simple" xlink:show="embed" xlink:actuate="onLoad" draw:mime-type="image/png">
            <text:p/>
          </draw:image>
        </draw:frame>
        <draw:frame draw:style-name="gr4" draw:text-style-name="P2" draw:layer="measurelines" svg:width="3.098cm" svg:height="1.111cm" svg:x="17.425cm" svg:y="20.31cm">
          <draw:image xlink:href="Pictures/10000001000000A10000003978EBEF10.png" xlink:type="simple" xlink:show="embed" xlink:actuate="onLoad" draw:mime-type="image/png">
            <text:p/>
          </draw:image>
        </draw:frame>
        <draw:frame draw:style-name="gr4" draw:text-style-name="P2" draw:layer="measurelines" svg:width="0.38cm" svg:height="0.972cm" svg:x="1.217cm" svg:y="18.411cm">
          <draw:image xlink:href="Pictures/1000000100000038000000C65E001004.png" xlink:type="simple" xlink:show="embed" xlink:actuate="onLoad" draw:mime-type="image/png">
            <text:p/>
          </draw:image>
        </draw:frame>
        <draw:frame draw:style-name="gr4" draw:text-style-name="P2" draw:layer="measurelines" svg:width="0.381cm" svg:height="0.973cm" svg:x="1.216cm" svg:y="15.848cm">
          <draw:image xlink:href="Pictures/1000000100000038000000C65993D0DD.png" xlink:type="simple" xlink:show="embed" xlink:actuate="onLoad" draw:mime-type="image/png">
            <text:p/>
          </draw:image>
        </draw:frame>
        <draw:frame draw:style-name="gr4" draw:text-style-name="P2" draw:layer="measurelines" svg:width="0.382cm" svg:height="0.973cm" svg:x="1.215cm" svg:y="13.625cm">
          <draw:image xlink:href="Pictures/1000000100000038000000C64337149A.png" xlink:type="simple" xlink:show="embed" xlink:actuate="onLoad" draw:mime-type="image/png">
            <text:p/>
          </draw:image>
        </draw:frame>
        <draw:frame draw:style-name="gr4" draw:text-style-name="P2" draw:layer="measurelines" svg:width="0.444cm" svg:height="0.972cm" svg:x="1.153cm" svg:y="11.872cm">
          <draw:image xlink:href="Pictures/1000000100000041000000C67E538B39.png" xlink:type="simple" xlink:show="embed" xlink:actuate="onLoad" draw:mime-type="image/png">
            <text:p/>
          </draw:image>
        </draw:frame>
        <draw:frame draw:style-name="gr4" draw:text-style-name="P2" draw:layer="measurelines" svg:width="0.443cm" svg:height="0.973cm" svg:x="1.154cm" svg:y="10.311cm">
          <draw:image xlink:href="Pictures/1000000100000041000000C63AA08879.png" xlink:type="simple" xlink:show="embed" xlink:actuate="onLoad" draw:mime-type="image/png">
            <text:p/>
          </draw:image>
        </draw:frame>
        <draw:frame draw:style-name="gr4" draw:text-style-name="P2" draw:layer="measurelines" svg:width="0.442cm" svg:height="0.973cm" svg:x="1.155cm" svg:y="9.166cm">
          <draw:image xlink:href="Pictures/1000000100000041000000C66192C067.png" xlink:type="simple" xlink:show="embed" xlink:actuate="onLoad" draw:mime-type="image/png">
            <text:p/>
          </draw:image>
        </draw:frame>
        <draw:frame draw:style-name="gr4" draw:text-style-name="P2" draw:layer="measurelines" svg:width="0.312cm" svg:height="0.432cm" svg:x="1.285cm" svg:y="8.522cm">
          <draw:image xlink:href="Pictures/100000010000002E00000058A1BEEE18.png" xlink:type="simple" xlink:show="embed" xlink:actuate="onLoad" draw:mime-type="image/png">
            <text:p/>
          </draw:image>
        </draw:frame>
        <draw:line draw:style-name="gr29" draw:text-style-name="P1" draw:layer="measurelines" svg:x1="1.815cm" svg:y1="18.922cm" svg:x2="2.355cm" svg:y2="18.922cm">
          <text:p/>
        </draw:line>
        <draw:line draw:style-name="gr29" draw:text-style-name="P1" draw:layer="measurelines" svg:x1="1.815cm" svg:y1="16.362cm" svg:x2="2.355cm" svg:y2="16.362cm">
          <text:p/>
        </draw:line>
        <draw:line draw:style-name="gr29" draw:text-style-name="P1" draw:layer="measurelines" svg:x1="1.815cm" svg:y1="14.097cm" svg:x2="2.355cm" svg:y2="14.097cm">
          <text:p/>
        </draw:line>
        <draw:line draw:style-name="gr29" draw:text-style-name="P1" draw:layer="measurelines" svg:x1="1.815cm" svg:y1="12.234cm" svg:x2="2.355cm" svg:y2="12.234cm">
          <text:p/>
        </draw:line>
        <draw:line draw:style-name="gr29" draw:text-style-name="P1" draw:layer="measurelines" svg:x1="1.815cm" svg:y1="10.752cm" svg:x2="2.355cm" svg:y2="10.752cm">
          <text:p/>
        </draw:line>
        <draw:line draw:style-name="gr29" draw:text-style-name="P1" draw:layer="measurelines" svg:x1="1.815cm" svg:y1="9.705cm" svg:x2="2.355cm" svg:y2="9.705cm">
          <text:p/>
        </draw:line>
        <draw:line draw:style-name="gr29" draw:text-style-name="P1" draw:layer="measurelines" svg:x1="1.815cm" svg:y1="8.741cm" svg:x2="2.355cm" svg:y2="8.74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11:47:20.451446396</meta:creation-date>
    <meta:editing-duration>PT13M33S</meta:editing-duration>
    <meta:editing-cycles>3</meta:editing-cycles>
    <meta:generator>LibreOffice/25.2.6.2$Linux_X86_64 LibreOffice_project/0b720ef5e7394b1db407719d7da75840109af140</meta:generator>
    <dc:date>2025-09-23T14:41:25.736851450</dc:date>
    <meta:document-statistic meta:object-count="120"/>
  </office:meta>
</office:document-meta>
</file>